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cb7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andardní_20_písmo_20_odstavce"><text:span text:style-name="T1">Measurement</text:span></text:span></text:p>
      <text:p text:style-name="Standard"/>
      <text:p text:style-name="Standard">- Office of Studies</text:p>
      <text:p text:style-name="Standard"><text:tab/>- measurements about students (registrations, successful finish, dropouts, courses)</text:p>
      <text:p text:style-name="Standard"><text:tab/>- measurements about courses (registrations, finish rates, questionnaires)</text:p>
      <text:p text:style-name="Standard"><text:tab/>- measurements about theses (number of finished, failed, available)</text:p>
      <text:p text:style-name="Standard"/>
      <text:p text:style-name="Standard">- shopping center</text:p>
      <text:p text:style-name="Standard"><text:tab/>- orders (numbers, prices, interest)</text:p>
      <text:p text:style-name="Standard"><text:tab/>- budgets for labs (depends on the lab activities, achievements)</text:p>
      <text:p text:style-name="Standard"><text:tab/>- faculties budgets (for general equipment, students requests)</text:p>
      <text:p text:style-name="Standard"/>
      <text:p text:style-name="Standard">- document server</text:p>
      <text:p text:style-name="Standard"><text:tab/>- free space measurements</text:p>
      <text:p text:style-name="Standard"><text:tab/>- specific documents tracking measurements (bc, mgr theses, similar study materials)</text:p>
      <text:p text:style-name="Standard"/>
      <text:p text:style-name="Standard">- electronic application</text:p>
      <text:p text:style-name="Standard"><text:tab/>- number of questionnaires openings / passing statistics, pausing questionnaires measurements</text:p>
      <text:p text:style-name="Standard"><text:tab/>- measurements of registrations from the application point of view (e. g. all regs / deregs tracking)</text:p>
      <text:p text:style-name="Standard"/>
      <text:p text:style-name="P1">Observation</text:p>
      <text:p text:style-name="Standard"/>
      <text:p text:style-name="Standard">marks – A, B…</text:p>
      <text:p text:style-name="Standard"><text:tab/>- concrete courses</text:p>
      <text:p text:style-name="Standard"><text:tab/>- concrete students</text:p>
      <text:p text:style-name="Standard"><text:tab/>- office of studies measurements</text:p>
      <text:p text:style-name="Standard"><text:tab/>- electronic application</text:p>
      <text:p text:style-name="Standard"/>
      <text:p text:style-name="Standard">registrations – final registered, final not registered, in queue…</text:p>
      <text:p text:style-name="Standard"><text:tab/>- if interest is only in these values, measurement pattern otherwise</text:p>
      <text:p text:style-name="Standard"/>
      <text:p text:style-name="Standard">theses - passed, failed, postponed...</text:p>
      <text:p text:style-name="Standard"><text:tab/>- can be combined with marks</text:p>
      <text:p text:style-name="Standard"/>
      <text:p text:style-name="Standard">student</text:p>
      <text:p text:style-name="Standard"><text:tab/>- origin – high school, gymnasium…</text:p>
      <text:p text:style-name="Standard"><text:tab/>- form of study – active, passive</text:p>
      <text:p text:style-name="Standard"/>
      <text:p text:style-name="Standard"/>
      <text:p text:style-name="Standard">Identification scheme:</text:p>
      <text:p text:style-name="Standard"/>
      <text:p text:style-name="Standard">Users</text:p>
      <text:p text:style-name="Standard"><text:s/>- Each user of the information system has several identifiers. These include UCO, alias, personal identification number, inet </text:p>
      <text:p text:style-name="Standard"/>
      <text:p text:style-name="Standard"/>
      <text:p text:style-name="Standard">Subjects</text:p>
      <text:p text:style-name="Standard">- Each subject has several identifiers – code, name.</text:p>
      <text:p text:style-name="Standard"><text:soft-page-break/></text:p>
      <text:p text:style-name="Standard">Products</text:p>
      <text:p text:style-name="Standard">- Ware in business cente<text:span text:style-name="T2">r</text:span> – Books <text:s/>- ISBN, name</text:p>
      <text:p text:style-name="Standard"/>
      <text:p text:style-name="Standard">Enterprise segment</text:p>
      <text:p text:style-name="Standard"/>
      <text:p text:style-name="Standard">Masaryk university can be divided into:</text:p>
      <text:p text:style-name="Standard"/>
      <text:list xml:id="list7731261086371050331" text:style-name="L1">
        <text:list-item>
          <text:p text:style-name="P3">Faculty (Law, Medical, Teaching, Philosophical school, etc… ).</text:p>
        </text:list-item>
      </text:list>
      <text:p text:style-name="Standard"/>
      <text:p text:style-name="Standard">Faculty can be divided into:</text:p>
      <text:p text:style-name="Standard"/>
      <text:list xml:id="list7874633378024437732" text:style-name="L2">
        <text:list-item>
          <text:p text:style-name="P4">Bachelor programs</text:p>
        </text:list-item>
        <text:list-item>
          <text:p text:style-name="P4">Master programs</text:p>
        </text:list-item>
      </text:list>
      <text:p text:style-name="Standard"/>
      <text:p text:style-name="Standard">Bachelors and Master programs can be divided into:</text:p>
      <text:p text:style-name="Standard"/>
      <text:list xml:id="list5660519489637906840" text:style-name="L3">
        <text:list-item>
          <text:p text:style-name="P5">Specialized field ( for example dentistry, applied informatics etc)</text:p>
        </text:list-item>
      </text:list>
      <text:p text:style-name="Standard"/>
      <text:p text:style-name="Standard">Specialized fields can be divided into:</text:p>
      <text:list xml:id="list6974547739222619206" text:style-name="L4">
        <text:list-item>
          <text:p text:style-name="P6">Subject – can be divided into groups of people 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ální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Seznam" style:family="paragraph" style:parent-style-name="Text_20_body">
      <style:paragraph-properties fo:hyphenation-ladder-count="no-limit"/>
      <style:text-properties fo:hyphenate="false"/>
    </style:style>
    <style:style style:name="Titulek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ní_20_písmo_20_odstavce" style:display-name="Standardní písmo odstavc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1$Linux_X86_64 LibreOffice_project/20$Build-1</meta:generator>
    <meta:creation-date>2017-03-10T09:18:00Z</meta:creation-date>
    <dc:date>2017-03-15T23:28:27.350633294</dc:date>
    <meta:editing-cycles>7</meta:editing-cycles>
    <meta:editing-duration>PT1H34M37S</meta:editing-duration>
    <meta:document-statistic meta:table-count="0" meta:image-count="0" meta:object-count="0" meta:page-count="2" meta:paragraph-count="45" meta:word-count="267" meta:character-count="1845" meta:non-whitespace-character-count="1599"/>
    <meta:template xlink:type="simple" xlink:actuate="onRequest" xlink:title="" xlink:href="Normal"/>
  </office:meta>
</office:document-meta>
</file>